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84eb3" officeooo:paragraph-rsid="00384eb3"/>
    </style:style>
    <style:style style:name="P2" style:family="paragraph" style:parent-style-name="Heading_20_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" style:family="paragraph" style:parent-style-name="Standard">
      <style:paragraph-properties fo:margin-left="0cm" fo:margin-right="0cm" fo:text-indent="0cm" style:auto-text-indent="false"/>
      <style:text-properties loext:padding="0.049cm" loext:border="0.06pt solid #d9d9e3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5" style:family="paragraph" style:parent-style-name="Standard">
      <style:text-properties officeooo:rsid="00384eb3" officeooo:paragraph-rsid="00384eb3" loext:padding="0.049cm" loext:border="0.06pt solid #d9d9e3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3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5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7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9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1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3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5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8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9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3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2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4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6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37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382d14"/>
    </style:style>
    <style:style style:name="T3" style:family="text">
      <style:text-properties officeooo:rsid="0039c903"/>
    </style:style>
    <style:style style:name="T4" style:family="text">
      <style:text-properties officeooo:rsid="003b9c4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<text:span text:style-name="T3">4</text:span><text:line-break/><text:span text:style-name="T4">KALI LINUX</text:span></text:p>
      <text:p text:style-name="P3">¿Qué es kali linux? qué utilidad tiene que herramientas usa. Realiza un listado, su utilidad y ejemplo de comando usando la dirección 172.16.1.39 si es posible </text:p>
      <text:p text:style-name="P4">ChatGPT</text:p>
      <text:p text:style-name="P8">Kali Linux es una distribución de Linux especializada en seguridad informática y pruebas de penetración. Se basa en Debian y proporciona una amplia gama de herramientas de seguridad y software preinstalado, lo que la hace una opción popular para profesionales de seguridad, investigadores y entusiastas que trabajan en el campo de la ciberseguridad.</text:p>
      <text:p text:style-name="P8">A continuación, te proporciono un listado de algunas herramientas que vienen preinstaladas en Kali Linux, junto con una breve descripción de su utilidad y un ejemplo de comando que podrías utilizar. Ten en cuenta que estas herramientas deben ser utilizadas de manera ética y legal, y solo en sistemas sobre los cuales tienes permiso para realizar pruebas de seguridad.</text:p>
      <text:list text:style-name="L9">
        <text:list-item>
          <text:p text:style-name="P36"><text:span text:style-name="Strong_20_Emphasis"><text:span text:style-name="T1">Nmap:</text:span></text:span></text:p>
          <text:list>
            <text:list-item>
              <text:p text:style-name="P35"><text:span text:style-name="Strong_20_Emphasis"><text:span text:style-name="T1">Utilidad:</text:span></text:span><text:span text:style-name="T1"> Escaneo de puertos y detección de servicios en una red.</text:span></text:p>
            </text:list-item>
            <text:list-item>
              <text:p text:style-name="P35"><text:span text:style-name="Strong_20_Emphasis"><text:span text:style-name="T1">Ejemplo de comando:</text:span></text:span><text:span text:style-name="T1"> </text:span><text:span text:style-name="Source_20_Text"><text:span text:style-name="T1">nmap 172.16.1.39</text:span></text:span></text:p>
            </text:list-item>
          </text:list>
        </text:list-item>
        <text:list-item>
          <text:p text:style-name="P36"><text:span text:style-name="Strong_20_Emphasis"><text:span text:style-name="T1">Metasploit Framework:</text:span></text:span></text:p>
          <text:list>
            <text:list-item>
              <text:p text:style-name="P35"><text:span text:style-name="Strong_20_Emphasis"><text:span text:style-name="T1">Utilidad:</text:span></text:span><text:span text:style-name="T1"> Plataforma para desarrollar, probar y ejecutar exploits.</text:span></text:p>
            </text:list-item>
            <text:list-item>
              <text:p text:style-name="P35"><text:span text:style-name="Strong_20_Emphasis"><text:span text:style-name="T1">Ejemplo de comando:</text:span></text:span><text:span text:style-name="T1"> </text:span><text:span text:style-name="Source_20_Text"><text:span text:style-name="T1">msfconsole</text:span></text:span></text:p>
            </text:list-item>
          </text:list>
        </text:list-item>
        <text:list-item>
          <text:p text:style-name="P36"><text:span text:style-name="Strong_20_Emphasis"><text:span text:style-name="T1">Wireshark:</text:span></text:span></text:p>
          <text:list>
            <text:list-item>
              <text:p text:style-name="P35"><text:span text:style-name="Strong_20_Emphasis"><text:span text:style-name="T1">Utilidad:</text:span></text:span><text:span text:style-name="T1"> Analizador de paquetes de red.</text:span></text:p>
            </text:list-item>
            <text:list-item>
              <text:p text:style-name="P35"><text:span text:style-name="Strong_20_Emphasis"><text:span text:style-name="T1">Ejemplo de comando:</text:span></text:span><text:span text:style-name="T1"> </text:span><text:span text:style-name="Source_20_Text"><text:span text:style-name="T1">wireshark</text:span></text:span></text:p>
            </text:list-item>
          </text:list>
        </text:list-item>
        <text:list-item>
          <text:p text:style-name="P36"><text:span text:style-name="Strong_20_Emphasis"><text:span text:style-name="T1">Hydra:</text:span></text:span></text:p>
          <text:list>
            <text:list-item>
              <text:p text:style-name="P35"><text:span text:style-name="Strong_20_Emphasis"><text:span text:style-name="T1">Utilidad:</text:span></text:span><text:span text:style-name="T1"> Herramienta de prueba de penetración para realizar ataques de fuerza bruta a servicios.</text:span></text:p>
            </text:list-item>
            <text:list-item>
              <text:p text:style-name="P35"><text:span text:style-name="Strong_20_Emphasis"><text:span text:style-name="T1">Ejemplo de comando:</text:span></text:span><text:span text:style-name="T1"> </text:span><text:span text:style-name="Source_20_Text"><text:span text:style-name="T1">hydra -l usuario -p contraseña ssh://172.16.1.39</text:span></text:span></text:p>
            </text:list-item>
          </text:list>
        </text:list-item>
        <text:list-item>
          <text:p text:style-name="P36"><text:span text:style-name="Strong_20_Emphasis"><text:span text:style-name="T1">John the Ripper:</text:span></text:span></text:p>
          <text:list>
            <text:list-item>
              <text:p text:style-name="P35"><text:span text:style-name="Strong_20_Emphasis"><text:span text:style-name="T1">Utilidad:</text:span></text:span><text:span text:style-name="T1"> Herramienta de prueba de contraseñas mediante ataques de fuerza bruta.</text:span></text:p>
            </text:list-item>
            <text:list-item>
              <text:p text:style-name="P35"><text:span text:style-name="Strong_20_Emphasis"><text:span text:style-name="T1">Ejemplo de comando:</text:span></text:span><text:span text:style-name="T1"> </text:span><text:span text:style-name="Source_20_Text"><text:span text:style-name="T1">john --wordlist=passwords.txt --format=raw-md5 hashfile</text:span></text:span></text:p>
            </text:list-item>
          </text:list>
        </text:list-item>
        <text:list-item>
          <text:p text:style-name="P36"><text:soft-page-break/><text:span text:style-name="Strong_20_Emphasis"><text:span text:style-name="T1">Aircrack-ng:</text:span></text:span></text:p>
          <text:list>
            <text:list-item>
              <text:p text:style-name="P35"><text:span text:style-name="Strong_20_Emphasis"><text:span text:style-name="T1">Utilidad:</text:span></text:span><text:span text:style-name="T1"> Suite para pruebas de seguridad en redes inalámbricas, incluyendo auditoría de seguridad y ataques a WEP/WPA.</text:span></text:p>
            </text:list-item>
            <text:list-item>
              <text:p text:style-name="P35"><text:span text:style-name="Strong_20_Emphasis"><text:span text:style-name="T1">Ejemplo de comando:</text:span></text:span><text:span text:style-name="T1"> </text:span><text:span text:style-name="Source_20_Text"><text:span text:style-name="T1">aircrack-ng -w wordlist.txt -b 00:11:22:33:44:55 captura.cap</text:span></text:span></text:p>
            </text:list-item>
          </text:list>
        </text:list-item>
        <text:list-item>
          <text:p text:style-name="P36"><text:span text:style-name="Strong_20_Emphasis"><text:span text:style-name="T1">Burp Suite:</text:span></text:span></text:p>
          <text:list>
            <text:list-item>
              <text:p text:style-name="P35"><text:span text:style-name="Strong_20_Emphasis"><text:span text:style-name="T1">Utilidad:</text:span></text:span><text:span text:style-name="T1"> Herramienta para pruebas de seguridad en aplicaciones web.</text:span></text:p>
            </text:list-item>
            <text:list-item>
              <text:p text:style-name="P35"><text:span text:style-name="Strong_20_Emphasis"><text:span text:style-name="T1">Ejemplo de uso:</text:span></text:span><text:span text:style-name="T1"> Interceptar y modificar peticiones HTTP.</text:span></text:p>
            </text:list-item>
          </text:list>
        </text:list-item>
        <text:list-item>
          <text:p text:style-name="P36"><text:span text:style-name="Strong_20_Emphasis"><text:span text:style-name="T1">Sqlmap:</text:span></text:span></text:p>
          <text:list>
            <text:list-item>
              <text:p text:style-name="P35"><text:span text:style-name="Strong_20_Emphasis"><text:span text:style-name="T1">Utilidad:</text:span></text:span><text:span text:style-name="T1"> Automatización de la detección y explotación de vulnerabilidades SQL injection.</text:span></text:p>
            </text:list-item>
            <text:list-item>
              <text:p text:style-name="P35"><text:span text:style-name="Strong_20_Emphasis"><text:span text:style-name="T1">Ejemplo de comando:</text:span></text:span><text:span text:style-name="T1"> </text:span><text:span text:style-name="Source_20_Text"><text:span text:style-name="T1">sqlmap -u "http://172.16.1.39/index.php?id=1"</text:span></text:span></text:p>
            </text:list-item>
          </text:list>
        </text:list-item>
        <text:list-item>
          <text:p text:style-name="P36"><text:span text:style-name="Strong_20_Emphasis"><text:span text:style-name="T1">Nikto:</text:span></text:span></text:p>
          <text:list>
            <text:list-item>
              <text:p text:style-name="P35"><text:span text:style-name="Strong_20_Emphasis"><text:span text:style-name="T1">Utilidad:</text:span></text:span><text:span text:style-name="T1"> Escáner web que realiza pruebas de seguridad en servidores web.</text:span></text:p>
            </text:list-item>
            <text:list-item>
              <text:p text:style-name="P36"><text:span text:style-name="Strong_20_Emphasis"><text:span text:style-name="T1">Ejemplo de comando:</text:span></text:span><text:span text:style-name="T1"> </text:span><text:span text:style-name="Source_20_Text"><text:span text:style-name="T1">nikto -h http://172.16.1.39</text:span></text:span></text:p>
            </text:list-item>
          </text:list>
        </text:list-item>
      </text:list>
      <text:p text:style-name="P8">Recuerda que el uso de estas herramientas debe realizarse de manera ética y legal, y solo en sistemas para los cuales tengas permisos explícitos. El objetivo es mejorar la seguridad y conciencia de la ciberseguridad, no realizar actividades maliciosas.</text:p>
      <text:p text:style-name="P9"/>
      <text:p text:style-name="P9">Y conoces Parrot?</text:p>
      <text:p text:style-name="P7"/>
      <text:p text:style-name="P8">Sí, conozco Parrot OS. Parrot es otra distribución de Linux enfocada en seguridad informática y pruebas de penetración, similar a Kali Linux. Al igual que Kali, Parrot OS proporciona una amplia gama de herramientas de seguridad preinstaladas y está diseñado para ser una plataforma robusta para profesionales de la seguridad y entusiastas de la ciberseguridad.</text:p>
      <text:p text:style-name="P8">Algunas características y aspectos destacados de Parrot OS incluyen:</text:p>
      <text:list text:style-name="L10">
        <text:list-item>
          <text:p text:style-name="P37"><text:span text:style-name="Strong_20_Emphasis"><text:span text:style-name="T1">Entorno Amigable:</text:span></text:span><text:span text:style-name="T1"> Parrot OS está diseñado para ser más amigable y accesible que algunas otras distribuciones de seguridad, con un escritorio MATE por defecto.</text:span></text:p>
        </text:list-item>
        <text:list-item>
          <text:p text:style-name="P37"><text:span text:style-name="Strong_20_Emphasis"><text:span text:style-name="T1">Variedad de Herramientas:</text:span></text:span><text:span text:style-name="T1"> Al igual que Kali, Parrot OS incluye una variedad de herramientas para pruebas de penetración, análisis forense, análisis de vulnerabilidades, y más.</text:span></text:p>
        </text:list-item>
        <text:list-item>
          <text:p text:style-name="P37"><text:soft-page-break/><text:span text:style-name="Strong_20_Emphasis"><text:span text:style-name="T1">Parrot Home y Parrot Security:</text:span></text:span><text:span text:style-name="T1"> Parrot OS viene en dos ediciones principales: Parrot Home, que es una versión ligera y orientada al uso diario, y Parrot Security, que está diseñada específicamente para tareas de seguridad informática.</text:span></text:p>
        </text:list-item>
        <text:list-item>
          <text:p text:style-name="P37"><text:span text:style-name="Strong_20_Emphasis"><text:span text:style-name="T1">Soporte para Hardware:</text:span></text:span><text:span text:style-name="T1"> Parrot OS ofrece soporte para una amplia gama de hardware, lo que facilita su instalación en diversas configuraciones de sistemas.</text:span></text:p>
        </text:list-item>
        <text:list-item>
          <text:p text:style-name="P37"><text:span text:style-name="Strong_20_Emphasis"><text:span text:style-name="T1">Herramientas de Desarrollo:</text:span></text:span><text:span text:style-name="T1"> Además de las herramientas de seguridad, Parrot OS también incluye una variedad de herramientas de desarrollo, lo que lo convierte en una opción versátil para profesionales de la tecnología.</text:span></text:p>
        </text:list-item>
      </text:list>
      <text:p text:style-name="P8">En resumen, Parrot OS es otra distribución de Linux popular en la comunidad de ciberseguridad, y algunos usuarios pueden preferirlo por sus características específicas y su enfoque en la usabilidad. Al igual que con cualquier herramienta de seguridad, es importante utilizar Parrot OS de manera ética y legal, respetando siempre los límites y obteniendo los permisos necesarios antes de realizar pruebas en sistemas o redes.</text:p>
      <text:p text:style-name="P9"/>
      <text:p text:style-name="P6"><text:span text:style-name="Strong_20_Emphasis"><text:span text:style-name="T1">Metasploit:</text:span></text:span><text:span text:style-name="T1"> Metasploit es una plataforma de prueba de penetración que ofrece información sobre vulnerabilidades de seguridad y ayuda en el desarrollo de firmas de explotación. Es utilizado por profesionales de seguridad y hackers éticos para evaluar la seguridad de sistemas y redes.</text:span></text:p>
      <text:p text:style-name="P6"><text:span text:style-name="Strong_20_Emphasis"><text:span text:style-name="T1">MSFconsole:</text:span></text:span><text:span text:style-name="T1"> La interfaz de línea de comandos principal de Metasploit se llama MSFconsole. Permite interactuar con la base de datos de Metasploit, seleccionar exploits, lanzar payloads y realizar diversas tareas de pruebas de penetración.</text:span></text:p>
      <text:p text:style-name="P6"><text:span text:style-name="Strong_20_Emphasis"><text:span text:style-name="T1">Arsenal de Herramientas en Metasploit:</text:span></text:span><text:span text:style-name="T1"> Metasploit incluye un conjunto diverso de exploits, payloads, post-exploitation modules y herramientas auxiliares. Puedes usar estas herramientas para llevar a cabo diversas fases de una prueba de penetración, desde la recopilación de información hasta la explotación y el mantenimiento del acceso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17:24.565555929</meta:creation-date>
    <dc:date>2023-11-29T23:10:44.603001833</dc:date>
    <meta:editing-duration>PT18H52M49S</meta:editing-duration>
    <meta:editing-cycles>35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45" meta:word-count="779" meta:character-count="5141" meta:non-whitespace-character-count="4440"/>
  </office:meta>
</office:document-meta>
</file>